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5f84" officeooo:paragraph-rsid="00185f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usr/bin/python3.5 /home/kmd/Documents/multi-compartment_multi-anion/main.py</text:p>
      <text:p text:style-name="P1">[]</text:p>
      <text:p text:style-name="P1">main</text:p>
      <text:p text:style-name="P1">Compartment reference not osmo-neutral</text:p>
      <text:p text:style-name="P1">Compartment dendrite left not osmo-neutral</text:p>
      <text:p text:style-name="P1">Compartment dendrite right 1 not osmo-neutral</text:p>
      <text:p text:style-name="P1">Compartment dendrite right 2 not osmo-neutral</text:p>
      <text:p text:style-name="P1">Compartment dendrite right 3 not osmo-neutral</text:p>
      <text:p text:style-name="P1">Compartment dendrite right 4 not osmo-neutral</text:p>
      <text:p text:style-name="P1">Compartment dendrite right 5 not osmo-neutral</text:p>
      <text:p text:style-name="P1">Compartment dendrite right 6 not osmo-neutral</text:p>
      <text:p text:style-name="P1">Compartment dendrite right 7 not osmo-neutral</text:p>
      <text:p text:style-name="P1">Compartment dendrite right 8 not osmo-neutral</text:p>
      <text:p text:style-name="P1">running from 0.000000 s until 100.000000 s with time step of 0.001 seconds </text:p>
      <text:p text:style-name="P1">time taken: 37.74021</text:p>
      <text:p text:style-name="P1">dendrite left&lt;-reference</text:p>
      <text:p text:style-name="P1">reference&lt;-dendrite right 1</text:p>
      <text:p text:style-name="P1">dendrite right 1&lt;-dendrite right 2</text:p>
      <text:p text:style-name="P1">dendrite right 2&lt;-dendrite right 3</text:p>
      <text:p text:style-name="P1">dendrite right 3&lt;-dendrite right 4</text:p>
      <text:p text:style-name="P1">dendrite right 4&lt;-dendrite right 5</text:p>
      <text:p text:style-name="P1">dendrite right 5&lt;-dendrite right 6</text:p>
      <text:p text:style-name="P1">dendrite right 6&lt;-dendrite right 7</text:p>
      <text:p text:style-name="P1">dendrite right 7&lt;-dendrite right 8</text:p>
      <text:p text:style-name="P1">/usr/local/lib/python3.5/dist-packages/matplotlib/backend_bases.py:2437: MatplotlibDeprecationWarning: Using default event loop until function specific to this GUI is implemented</text:p>
      <text:p text:style-name="P1"><text:s text:c="2"/>warnings.warn(str, mplDeprecation)</text:p>
      <text:p text:style-name="P1">running from 100.000000 s until 200.000000 s with time step of 0.001 seconds </text:p>
      <text:p text:style-name="P1">time taken: 126.223802</text:p>
      <text:p text:style-name="P1">2017-05-30 15:33:56.457101</text:p>
      <text:p text:style-name="P1">Ion concentrations given diffusion between compartments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4389783730376709<text:tab/>0.004389783730376709<text:tab/>0.004389783730376709<text:tab/></text:p>
      <text:p text:style-name="P1">ki <text:s text:c="7"/>0.111218848162701639<text:tab/>0.111218848162701639<text:tab/>0.111218848162701639<text:tab/></text:p>
      <text:p text:style-name="P1">nai <text:s text:c="6"/>0.025560149296185764<text:tab/>0.025560149296185764<text:tab/>0.025560149296185764<text:tab/></text:p>
      <text:p text:style-name="P1">xi <text:s text:c="7"/>0.155831218810736027<text:tab/>0.155831218810736027<text:tab/>0.155831218810736027<text:tab/></text:p>
      <text:p text:style-name="P1">pkcc2 <text:s text:c="4"/>0.000000010000000000<text:tab/>0.000000010000000000<text:tab/>0.000000010000000000<text:tab/></text:p>
      <text:p text:style-name="P1">gx <text:s text:c="7"/>0.000000000000000000<text:tab/>0.000000000000000000<text:tab/>0.000000000000000000<text:tab/></text:p>
      <text:p text:style-name="P1">w <text:s text:c="8"/>0.000000000000007835<text:tab/>0.000000000000007835<text:tab/>0.000000000000007835<text:tab/></text:p>
      <text:p text:style-name="P1">running from 200.000000 s until 202.000000 s with time step of 1e-06 seconds </text:p>
      <text:p text:style-name="P1">time taken: 1878.503458</text:p>
      <text:p text:style-name="P1">2017-05-30 16:05:15.928679</text:p>
      <text:p text:style-name="P1">Ion concentrations during event from the dendritic compartment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4262395865113470<text:tab/>0.004263030918026828<text:tab/>0.004283507911548853<text:tab/></text:p>
      <text:p text:style-name="P1">ki <text:s text:c="7"/>0.111275144344463742<text:tab/>0.111274461005149303<text:tab/>0.111253064595833479<text:tab/></text:p>
      <text:p text:style-name="P1">nai <text:s text:c="6"/>0.025490403065631325<text:tab/>0.025491137942666550<text:tab/>0.025514224390993080<text:tab/></text:p>
      <text:p text:style-name="P1">xi <text:s text:c="7"/>0.155972060312328770<text:tab/>0.155971369913422003<text:tab/>0.155949202884052063<text:tab/></text:p>
      <text:p text:style-name="P1"><text:soft-page-break/>pkcc2 <text:s text:c="4"/>0.000000010000000000<text:tab/>0.000000010000000000<text:tab/>0.000000010000000000<text:tab/></text:p>
      <text:p text:style-name="P1">gx <text:s text:c="7"/>1.000000000000000000<text:tab/>0.000000000000000000<text:tab/>0.000000000000000000<text:tab/></text:p>
      <text:p text:style-name="P1">w <text:s text:c="8"/>0.000000000000008240<text:tab/>0.000000000000007828<text:tab/>0.000000000000007829<text:tab/></text:p>
      <text:p text:style-name="P1">[ 0.00075 <text:s/>0.00076 <text:s/>0.00075 <text:s/>0.00076 <text:s/>0.00073 <text:s/>0.0007 <text:s text:c="2"/>0.00068 <text:s/>0.00067</text:p>
      <text:p text:style-name="P1"><text:s text:c="2"/>0.00065 <text:s/>0.00064 <text:s/>0.00063 <text:s/>0.00063]</text:p>
      <text:p text:style-name="P1">running from 202.000000 s until 204.000000 s with time step of 1e-06 seconds </text:p>
      <text:p text:style-name="P1">time taken: 3506.212423</text:p>
      <text:p text:style-name="P1">2017-05-30 16:32:41.236581</text:p>
      <text:p text:style-name="P1">Ion concentrations immediately after event from the dendritic compartment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4158719123310758<text:tab/>0.004159383679641931<text:tab/>0.004180366732739941<text:tab/></text:p>
      <text:p text:style-name="P1">ki <text:s text:c="7"/>0.111321389930655337<text:tab/>0.111320661879833430<text:tab/>0.111298110541771342<text:tab/></text:p>
      <text:p text:style-name="P1">nai <text:s text:c="6"/>0.025435570823747825<text:tab/>0.025436352869345785<text:tab/>0.025460636776113058<text:tab/></text:p>
      <text:p text:style-name="P1">xi <text:s text:c="7"/>0.156084323701646488<text:tab/>0.156083601345017087<text:tab/>0.156060885726469117<text:tab/></text:p>
      <text:p text:style-name="P1">pkcc2 <text:s text:c="4"/>0.000000010000000000<text:tab/>0.000000010000000000<text:tab/>0.000000010000000000<text:tab/></text:p>
      <text:p text:style-name="P1">gx <text:s text:c="7"/>1.000000000000000000<text:tab/>0.000000000000000000<text:tab/>0.000000000000000000<text:tab/></text:p>
      <text:p text:style-name="P1">w <text:s text:c="8"/>0.000000000000008668<text:tab/>0.000000000000007823<text:tab/>0.000000000000007824<text:tab/></text:p>
      <text:p text:style-name="P1">[ 0.00139 <text:s/>0.00139 <text:s/>0.00139 <text:s/>0.00139 <text:s/>0.00136 <text:s/>0.00133 <text:s/>0.00131 <text:s/>0.00129</text:p>
      <text:p text:style-name="P1"><text:s text:c="2"/>0.00128 <text:s/>0.00127 <text:s/>0.00126 <text:s/>0.00126]</text:p>
      <text:p text:style-name="P1">running from 204.000000 s until 264.000000 s with time step of 1e-06 seconds </text:p>
      <text:p text:style-name="P1">time taken: 51505.469435</text:p>
      <text:p text:style-name="P1">2017-05-31 05:59:23.487797</text:p>
      <text:p text:style-name="P1">Ion concentrations at steady state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4388254609909836<text:tab/>0.004388254609909783<text:tab/>0.004388254609909038<text:tab/></text:p>
      <text:p text:style-name="P1">ki <text:s text:c="7"/>0.111223444636238955<text:tab/>0.111223444636233251<text:tab/>0.111223444636235846<text:tab/></text:p>
      <text:p text:style-name="P1">nai <text:s text:c="6"/>0.025555428821257525<text:tab/>0.025555428821263257<text:tab/>0.025555428821260606<text:tab/></text:p>
      <text:p text:style-name="P1">xi <text:s text:c="7"/>0.155832871932662514<text:tab/>0.155832871932662570<text:tab/>0.155832871932663375<text:tab/></text:p>
      <text:p text:style-name="P1">pkcc2 <text:s text:c="4"/>0.000000010000000000<text:tab/>0.000000010000000000<text:tab/>0.000000010000000000<text:tab/></text:p>
      <text:p text:style-name="P1">gx <text:s text:c="7"/>0.000000000000000000<text:tab/>0.000000000000000000<text:tab/>0.000000000000000000<text:tab/></text:p>
      <text:p text:style-name="P1">w <text:s text:c="8"/>0.000000000000008682<text:tab/>0.000000000000007835<text:tab/>0.000000000000007835<text:tab/></text:p>
      <text:p text:style-name="P1">[ <text:s/>1.00000000e-05 <text:s text:c="2"/>1.00000000e-05 <text:s text:c="2"/>1.00000000e-05 <text:s text:c="2"/>1.00000000e-05</text:p>
      <text:p text:style-name="P1"><text:s text:c="3"/>1.00000000e-05 <text:s text:c="2"/>1.00000000e-05 <text:s text:c="2"/>1.00000000e-05 <text:s text:c="2"/>1.00000000e-05</text:p>
      <text:p text:style-name="P1"><text:s text:c="3"/>1.00000000e-05 <text:s text:c="2"/>1.00000000e-05 <text:s text:c="2"/>1.00000000e-05 <text:s text:c="2"/>1.00000000e-05]</text:p>
      <text:p text:style-name="P1">running from 264.000000 s until 264.000001 s with time step of 1e-06 seconds </text:p>
      <text:p text:style-name="P1">time taken: 51510.92154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06:48:30.937621546</meta:creation-date>
    <dc:date>2017-05-31T06:49:09.239086490</dc:date>
    <meta:editing-duration>PT38S</meta:editing-duration>
    <meta:editing-cycles>1</meta:editing-cycles>
    <meta:document-statistic meta:table-count="0" meta:image-count="0" meta:object-count="0" meta:page-count="2" meta:paragraph-count="83" meta:word-count="424" meta:character-count="4712" meta:non-whitespace-character-count="3969"/>
    <meta:generator>LibreOffice/5.1.6.2$Linux_X86_64 LibreOffice_project/10m0$Build-2</meta:generator>
  </office:meta>
</office:document-meta>
</file>